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  <table:table-cell office:value-type="string" calcext:value-type="string">
            <text:p>GroupConciseScience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table:formula="of:=11/1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30">00/00/0000</text:date>, <text:time style:data-style-name="N2" text:time-value="19:55:44.46393759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00$Build-2</meta:generator>
    <meta:initial-creator>Jordan Hanson</meta:initial-creator>
    <meta:creation-date>2020-08-25T14:33:50</meta:creation-date>
    <dc:date>2020-09-30T19:59:00.239286387</dc:date>
    <meta:editing-duration>PT14H5M51S</meta:editing-duration>
    <meta:editing-cycles>41</meta:editing-cycles>
    <meta:document-statistic meta:table-count="1" meta:cell-count="170" meta:object-count="0"/>
  </office:meta>
</office:document-meta>
</file>